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JacobRunnable.initializeCorrelation( CorrelationSetInstance cset , VariableInstance vari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pelJacobRunnable.getBpel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JacobRunnable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Fault( QName fault , OBase location , String fault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Fault( QName fault , Element faultMsg , OVarType faultType , OBas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Child( ActivityInfo childInfo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genMonoto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Fault( QName fault , OBas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